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89cm"/>
    </style:style>
    <style:style style:name="co4" style:family="table-column">
      <style:table-column-properties fo:break-before="auto" style:column-width="1.47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lood-I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Default"/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table:number-columns-spanned="6" table:number-rows-spanned="1">
            <text:p>Données statistiques de 3 stratégies pour le jeu Flood-It</text:p>
          </table:table-cell>
          <table:covered-table-cell table:number-columns-repeated="5" table:style-name="ce3"/>
          <table:table-cell table:number-columns-repeated="8"/>
        </table:table-row>
        <table:table-row table:style-name="ro1">
          <table:table-cell office:value-type="string" table:number-columns-spanned="3" table:number-rows-spanned="1">
            <text:p>En fonction de la taille de la grille de jeu</text:p>
          </table:table-cell>
          <table:covered-table-cell table:number-columns-repeated="2"/>
          <table:table-cell office:value-type="string" table:number-columns-spanned="3" table:number-rows-spanned="1">
            <text:p>En fonction du nombre de couleur dans le jeu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Taille grille</text:p>
          </table:table-cell>
          <table:table-cell office:value-type="string">
            <text:p>Nombre d'essais</text:p>
          </table:table-cell>
          <table:table-cell office:value-type="string">
            <text:p>Temps CPU</text:p>
          </table:table-cell>
          <table:table-cell table:style-name="ce2" office:value-type="string">
            <text:p>Nombre de couleur</text:p>
          </table:table-cell>
          <table:table-cell office:value-type="string">
            <text:p>Nombre d'essais</text:p>
          </table:table-cell>
          <table:table-cell office:value-type="string">
            <text:p>Temps CPU</text:p>
          </table:table-cell>
          <table:table-cell>
            <draw:frame table:end-cell-address="'Flood-It'.N21" table:end-x="0.997cm" table:end-y="0.165cm" draw:z-index="0" draw:style-name="gr1" draw:text-style-name="P1" svg:width="15.988cm" svg:height="9.009cm" svg:x="0.816cm" svg:y="0.001cm">
              <draw:object draw:notify-on-update-of-ranges="'Flood-It'.A6:'Flood-It'.A15 'Flood-It'.B5:'Flood-It'.B5 'Flood-It'.B6:'Flood-It'.B15 'Flood-It'.B17:'Flood-It'.B17 'Flood-It'.B18:'Flood-It'.B27 'Flood-It'.B29:'Flood-It'.B29 'Flood-It'.B30:'Flood-It'.B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Flood-It'.U21" table:end-x="1.493cm" table:end-y="0.283cm" draw:z-index="2" draw:style-name="gr1" draw:text-style-name="P1" svg:width="16.012cm" svg:height="9.008cm" svg:x="1.288cm" svg:y="0.12cm">
              <draw:object draw:notify-on-update-of-ranges="'Flood-It'.P18:'Flood-It'.P18 'Flood-It'.D6:'Flood-It'.D11 'Flood-It'.B5:'Flood-It'.B5 'Flood-It'.E6:'Flood-It'.E11 'Flood-It'.B17:'Flood-It'.B17 'Flood-It'.E18:'Flood-It'.E23 'Flood-It'.B29:'Flood-It'.B29 'Flood-It'.E30:'Flood-It'.E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table:number-columns-spanned="5" table:number-rows-spanned="1">
            <text:p>Stratégie « max-bordure »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0.005209">
            <text:p>0,005209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.005344">
            <text:p>0,005344</text:p>
          </table:table-cell>
          <table:table-cell table:number-columns-repeated="8"/>
        </table:table-row>
        <table:table-row table:style-name="ro1">
          <table:table-cell table:formula="of:=[.A6]+100" office:value-type="float" office:value="200">
            <text:p>200</text:p>
          </table:table-cell>
          <table:table-cell office:value-type="float" office:value="126">
            <text:p>126</text:p>
          </table:table-cell>
          <table:table-cell office:value-type="float" office:value="0.016469">
            <text:p>0,016469</text:p>
          </table:table-cell>
          <table:table-cell table:formula="of:=[.D6]+1"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0.004981">
            <text:p>0,004981</text:p>
          </table:table-cell>
          <table:table-cell table:number-columns-repeated="8"/>
        </table:table-row>
        <table:table-row table:style-name="ro1">
          <table:table-cell table:formula="of:=[.A7]+100"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0.043069">
            <text:p>0,043069</text:p>
          </table:table-cell>
          <table:table-cell table:formula="of:=[.D7]+1"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0.005033">
            <text:p>0,005033</text:p>
          </table:table-cell>
          <table:table-cell table:number-columns-repeated="8"/>
        </table:table-row>
        <table:table-row table:style-name="ro1">
          <table:table-cell table:formula="of:=[.A8]+100" office:value-type="float" office:value="400">
            <text:p>400</text:p>
          </table:table-cell>
          <table:table-cell office:value-type="float" office:value="144">
            <text:p>144</text:p>
          </table:table-cell>
          <table:table-cell office:value-type="float" office:value="0.092964">
            <text:p>0,092964</text:p>
          </table:table-cell>
          <table:table-cell table:formula="of:=[.D8]+1"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0.004873">
            <text:p>0,004873</text:p>
          </table:table-cell>
          <table:table-cell table:number-columns-repeated="8"/>
        </table:table-row>
        <table:table-row table:style-name="ro1">
          <table:table-cell table:formula="of:=[.A9]+100" office:value-type="float" office:value="500">
            <text:p>500</text:p>
          </table:table-cell>
          <table:table-cell office:value-type="float" office:value="145">
            <text:p>145</text:p>
          </table:table-cell>
          <table:table-cell office:value-type="float" office:value="0.18021">
            <text:p>0,18021</text:p>
          </table:table-cell>
          <table:table-cell table:formula="of:=[.D9]+1"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0.004862">
            <text:p>0,004862</text:p>
          </table:table-cell>
          <table:table-cell table:number-columns-repeated="8"/>
        </table:table-row>
        <table:table-row table:style-name="ro1">
          <table:table-cell table:formula="of:=[.A10]+100" office:value-type="float" office:value="600">
            <text:p>600</text:p>
          </table:table-cell>
          <table:table-cell office:value-type="float" office:value="167">
            <text:p>167</text:p>
          </table:table-cell>
          <table:table-cell office:value-type="float" office:value="0.314729">
            <text:p>0,314729</text:p>
          </table:table-cell>
          <table:table-cell table:formula="of:=[.D10]+1"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0.004979">
            <text:p>0,004979</text:p>
          </table:table-cell>
          <table:table-cell table:number-columns-repeated="8"/>
        </table:table-row>
        <table:table-row table:style-name="ro1">
          <table:table-cell table:formula="of:=[.A11]+100" office:value-type="float" office:value="700">
            <text:p>700</text:p>
          </table:table-cell>
          <table:table-cell office:value-type="float" office:value="163">
            <text:p>163</text:p>
          </table:table-cell>
          <table:table-cell office:value-type="float" office:value="0.501612">
            <text:p>0,501612</text:p>
          </table:table-cell>
          <table:table-cell table:number-columns-repeated="11"/>
        </table:table-row>
        <table:table-row table:style-name="ro1">
          <table:table-cell table:formula="of:=[.A12]+100" office:value-type="float" office:value="800">
            <text:p>800</text:p>
          </table:table-cell>
          <table:table-cell office:value-type="float" office:value="168">
            <text:p>168</text:p>
          </table:table-cell>
          <table:table-cell office:value-type="float" office:value="0.757036">
            <text:p>0,757036</text:p>
          </table:table-cell>
          <table:table-cell table:number-columns-repeated="11"/>
        </table:table-row>
        <table:table-row table:style-name="ro1">
          <table:table-cell table:formula="of:=[.A13]+100" office:value-type="float" office:value="900">
            <text:p>900</text:p>
          </table:table-cell>
          <table:table-cell office:value-type="float" office:value="176">
            <text:p>176</text:p>
          </table:table-cell>
          <table:table-cell office:value-type="float" office:value="1.15896">
            <text:p>1,15896</text:p>
          </table:table-cell>
          <table:table-cell table:number-columns-repeated="11"/>
        </table:table-row>
        <table:table-row table:style-name="ro1">
          <table:table-cell table:formula="of:=[.A14]+100" office:value-type="float" office:value="1000">
            <text:p>1000</text:p>
          </table:table-cell>
          <table:table-cell office:value-type="float" office:value="180">
            <text:p>180</text:p>
          </table:table-cell>
          <table:table-cell office:value-type="float" office:value="1.570249">
            <text:p>1,5702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table:number-columns-spanned="5" table:number-rows-spanned="1">
            <text:p>Stratégie «parcours largeur + max-bordure»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0.005159">
            <text:p>0,00515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.00529">
            <text:p>0,00529</text:p>
          </table:table-cell>
          <table:table-cell table:number-columns-repeated="8"/>
        </table:table-row>
        <table:table-row table:style-name="ro1">
          <table:table-cell table:formula="of:=[.A18]+100"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0.016502">
            <text:p>0,016502</text:p>
          </table:table-cell>
          <table:table-cell table:formula="of:=[.D18]+1"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0.004997">
            <text:p>0,004997</text:p>
          </table:table-cell>
          <table:table-cell table:number-columns-repeated="8"/>
        </table:table-row>
        <table:table-row table:style-name="ro1">
          <table:table-cell table:formula="of:=[.A19]+100" office:value-type="float" office:value="300">
            <text:p>300</text:p>
          </table:table-cell>
          <table:table-cell office:value-type="float" office:value="114">
            <text:p>114</text:p>
          </table:table-cell>
          <table:table-cell office:value-type="float" office:value="0.043713">
            <text:p>0,043713</text:p>
          </table:table-cell>
          <table:table-cell table:formula="of:=[.D19]+1"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.005244">
            <text:p>0,005244</text:p>
          </table:table-cell>
          <table:table-cell table:number-columns-repeated="8"/>
        </table:table-row>
        <table:table-row table:style-name="ro1">
          <table:table-cell table:formula="of:=[.A20]+100" office:value-type="float" office:value="400">
            <text:p>400</text:p>
          </table:table-cell>
          <table:table-cell office:value-type="float" office:value="136">
            <text:p>136</text:p>
          </table:table-cell>
          <table:table-cell office:value-type="float" office:value="0.094455">
            <text:p>0,094455</text:p>
          </table:table-cell>
          <table:table-cell table:formula="of:=[.D20]+1"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.005021">
            <text:p>0,005021</text:p>
          </table:table-cell>
          <table:table-cell table:number-columns-repeated="8"/>
        </table:table-row>
        <table:table-row table:style-name="ro1">
          <table:table-cell table:formula="of:=[.A21]+100" office:value-type="float" office:value="500">
            <text:p>500</text:p>
          </table:table-cell>
          <table:table-cell office:value-type="float" office:value="134">
            <text:p>134</text:p>
          </table:table-cell>
          <table:table-cell office:value-type="float" office:value="0.181515">
            <text:p>0,181515</text:p>
          </table:table-cell>
          <table:table-cell table:formula="of:=[.D21]+1"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0.005499">
            <text:p>0,005499</text:p>
          </table:table-cell>
          <table:table-cell>
            <draw:frame table:end-cell-address="'Flood-It'.N42" table:end-x="1.069cm" table:end-y="0.07cm" draw:z-index="1" draw:style-name="gr1" draw:text-style-name="P1" svg:width="16.012cm" svg:height="9.009cm" svg:x="0.864cm" svg:y="0.094cm">
              <draw:object draw:notify-on-update-of-ranges="'Flood-It'.L22:'Flood-It'.L22 'Flood-It'.A6:'Flood-It'.A15 'Flood-It'.B5:'Flood-It'.B5 'Flood-It'.C6:'Flood-It'.C15 'Flood-It'.B17:'Flood-It'.B17 'Flood-It'.C18:'Flood-It'.C27 'Flood-It'.B29:'Flood-It'.B29 'Flood-It'.C30:'Flood-It'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/>
          <table:table-cell/>
          <table:table-cell>
            <draw:frame table:end-cell-address="'Flood-It'.U42" table:end-x="1.639cm" table:end-y="0.189cm" draw:z-index="3" draw:style-name="gr1" draw:text-style-name="P1" svg:width="16.012cm" svg:height="9.009cm" svg:x="1.434cm" svg:y="0.213cm">
              <draw:object draw:notify-on-update-of-ranges="'Flood-It'.O28:'Flood-It'.O28 'Flood-It'.D6:'Flood-It'.D11 'Flood-It'.B5:'Flood-It'.B5 'Flood-It'.F6:'Flood-It'.F11 'Flood-It'.B17:'Flood-It'.B17 'Flood-It'.F18:'Flood-It'.F23 'Flood-It'.B29:'Flood-It'.B29 'Flood-It'.F30:'Flood-It'.F3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formula="of:=[.A22]+100" office:value-type="float" office:value="600">
            <text:p>600</text:p>
          </table:table-cell>
          <table:table-cell office:value-type="float" office:value="129">
            <text:p>129</text:p>
          </table:table-cell>
          <table:table-cell office:value-type="float" office:value="0.306992">
            <text:p>0,306992</text:p>
          </table:table-cell>
          <table:table-cell table:formula="of:=[.D22]+1"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0.005729">
            <text:p>0,005729</text:p>
          </table:table-cell>
          <table:table-cell table:number-columns-repeated="8"/>
        </table:table-row>
        <table:table-row table:style-name="ro1">
          <table:table-cell table:formula="of:=[.A23]+100" office:value-type="float" office:value="700">
            <text:p>700</text:p>
          </table:table-cell>
          <table:table-cell office:value-type="float" office:value="147">
            <text:p>147</text:p>
          </table:table-cell>
          <table:table-cell office:value-type="float" office:value="0.507114">
            <text:p>0,507114</text:p>
          </table:table-cell>
          <table:table-cell table:number-columns-repeated="11"/>
        </table:table-row>
        <table:table-row table:style-name="ro1">
          <table:table-cell table:formula="of:=[.A24]+100" office:value-type="float" office:value="800">
            <text:p>800</text:p>
          </table:table-cell>
          <table:table-cell office:value-type="float" office:value="149">
            <text:p>149</text:p>
          </table:table-cell>
          <table:table-cell office:value-type="float" office:value="0.75972">
            <text:p>0,75972</text:p>
          </table:table-cell>
          <table:table-cell table:number-columns-repeated="11"/>
        </table:table-row>
        <table:table-row table:style-name="ro1">
          <table:table-cell table:formula="of:=[.A25]+100" office:value-type="float" office:value="900">
            <text:p>900</text:p>
          </table:table-cell>
          <table:table-cell office:value-type="float" office:value="147">
            <text:p>147</text:p>
          </table:table-cell>
          <table:table-cell office:value-type="float" office:value="1.149722">
            <text:p>1,149722</text:p>
          </table:table-cell>
          <table:table-cell table:number-columns-repeated="11"/>
        </table:table-row>
        <table:table-row table:style-name="ro1">
          <table:table-cell table:formula="of:=[.A26]+100" office:value-type="float" office:value="1000">
            <text:p>1000</text:p>
          </table:table-cell>
          <table:table-cell office:value-type="float" office:value="156">
            <text:p>156</text:p>
          </table:table-cell>
          <table:table-cell office:value-type="float" office:value="1.553866">
            <text:p>1,55386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table:number-columns-spanned="5" table:number-rows-spanned="1">
            <text:p>Stratégie «parcours largeur + test en profondeur»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.010545">
            <text:p>0,01054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.008429">
            <text:p>0,008429</text:p>
          </table:table-cell>
          <table:table-cell table:number-columns-repeated="8"/>
        </table:table-row>
        <table:table-row table:style-name="ro1">
          <table:table-cell table:formula="of:=[.A30]+100" office:value-type="float" office:value="200">
            <text:p>200</text:p>
          </table:table-cell>
          <table:table-cell office:value-type="float" office:value="98">
            <text:p>98</text:p>
          </table:table-cell>
          <table:table-cell office:value-type="float" office:value="0.035699">
            <text:p>0,035699</text:p>
          </table:table-cell>
          <table:table-cell table:formula="of:=[.D30]+1"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.008965">
            <text:p>0,008965</text:p>
          </table:table-cell>
          <table:table-cell table:number-columns-repeated="8"/>
        </table:table-row>
        <table:table-row table:style-name="ro1">
          <table:table-cell table:formula="of:=[.A31]+100" office:value-type="float" office:value="300">
            <text:p>300</text:p>
          </table:table-cell>
          <table:table-cell office:value-type="float" office:value="106">
            <text:p>106</text:p>
          </table:table-cell>
          <table:table-cell office:value-type="float" office:value="0.093664">
            <text:p>0,093664</text:p>
          </table:table-cell>
          <table:table-cell table:formula="of:=[.D31]+1"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.008811">
            <text:p>0,008811</text:p>
          </table:table-cell>
          <table:table-cell table:number-columns-repeated="8"/>
        </table:table-row>
        <table:table-row table:style-name="ro1">
          <table:table-cell table:formula="of:=[.A32]+100" office:value-type="float" office:value="400">
            <text:p>400</text:p>
          </table:table-cell>
          <table:table-cell office:value-type="float" office:value="133">
            <text:p>133</text:p>
          </table:table-cell>
          <table:table-cell office:value-type="float" office:value="0.198762">
            <text:p>0,198762</text:p>
          </table:table-cell>
          <table:table-cell table:formula="of:=[.D32]+1"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0.009362">
            <text:p>0,009362</text:p>
          </table:table-cell>
          <table:table-cell table:number-columns-repeated="8"/>
        </table:table-row>
        <table:table-row table:style-name="ro1">
          <table:table-cell table:formula="of:=[.A33]+100" office:value-type="float" office:value="500">
            <text:p>500</text:p>
          </table:table-cell>
          <table:table-cell office:value-type="float" office:value="126">
            <text:p>126</text:p>
          </table:table-cell>
          <table:table-cell office:value-type="float" office:value="0.380219">
            <text:p>0,380219</text:p>
          </table:table-cell>
          <table:table-cell table:formula="of:=[.D33]+1"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0.009873">
            <text:p>0,009873</text:p>
          </table:table-cell>
          <table:table-cell table:number-columns-repeated="8"/>
        </table:table-row>
        <table:table-row table:style-name="ro1">
          <table:table-cell table:formula="of:=[.A34]+100" office:value-type="float" office:value="600">
            <text:p>600</text:p>
          </table:table-cell>
          <table:table-cell office:value-type="float" office:value="127">
            <text:p>127</text:p>
          </table:table-cell>
          <table:table-cell office:value-type="float" office:value="0.632617">
            <text:p>0,632617</text:p>
          </table:table-cell>
          <table:table-cell table:formula="of:=[.D34]+1"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.010403">
            <text:p>0,010403</text:p>
          </table:table-cell>
          <table:table-cell table:number-columns-repeated="8"/>
        </table:table-row>
        <table:table-row table:style-name="ro1">
          <table:table-cell table:formula="of:=[.A35]+100" office:value-type="float" office:value="700">
            <text:p>700</text:p>
          </table:table-cell>
          <table:table-cell office:value-type="float" office:value="138">
            <text:p>138</text:p>
          </table:table-cell>
          <table:table-cell office:value-type="float" office:value="1.06156">
            <text:p>1,06156</text:p>
          </table:table-cell>
          <table:table-cell table:number-columns-repeated="11"/>
        </table:table-row>
        <table:table-row table:style-name="ro1">
          <table:table-cell table:formula="of:=[.A36]+100" office:value-type="float" office:value="800">
            <text:p>800</text:p>
          </table:table-cell>
          <table:table-cell office:value-type="float" office:value="151">
            <text:p>151</text:p>
          </table:table-cell>
          <table:table-cell office:value-type="float" office:value="1.572874">
            <text:p>1,572874</text:p>
          </table:table-cell>
          <table:table-cell table:number-columns-repeated="11"/>
        </table:table-row>
        <table:table-row table:style-name="ro1">
          <table:table-cell table:formula="of:=[.A37]+100" office:value-type="float" office:value="900">
            <text:p>900</text:p>
          </table:table-cell>
          <table:table-cell office:value-type="float" office:value="146">
            <text:p>146</text:p>
          </table:table-cell>
          <table:table-cell office:value-type="float" office:value="2.395922">
            <text:p>2,395922</text:p>
          </table:table-cell>
          <table:table-cell table:number-columns-repeated="11"/>
        </table:table-row>
        <table:table-row table:style-name="ro1">
          <table:table-cell table:formula="of:=[.A38]+100" office:value-type="float" office:value="1000">
            <text:p>1000</text:p>
          </table:table-cell>
          <table:table-cell office:value-type="float" office:value="150">
            <text:p>150</text:p>
          </table:table-cell>
          <table:table-cell office:value-type="float" office:value="3.239103">
            <text:p>3,239103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22/05/2020</text:date>, <text:time>15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5:14:09.17</dc:date>
    <meta:editing-duration>PT1H24M35S</meta:editing-duration>
    <meta:editing-cycles>4</meta:editing-cycles>
    <meta:generator>OpenOffice/4.1.6$Win32 OpenOffice.org_project/416m1$Build-9790</meta:generator>
    <dc:creator>Lou </dc:creator>
    <meta:document-statistic meta:table-count="1" meta:cell-count="1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1cm" xlink:href=".." xlink:type="simple" chart:class="chart:line" chart:style-name="ch1">
        <chart:title svg:x="4.061cm" svg:y="0.316cm" chart:style-name="ch2">
          <text:p>Performances des différentes stratégies</text:p>
        </chart:title>
        <chart:subtitle svg:x="3.611cm" svg:y="1.275cm" chart:style-name="ch3">
          <text:p>Nombre d'essais en fontction de la taille de la grille</text:p>
        </chart:subtitle>
        <chart:legend chart:legend-position="end" svg:x="10.517cm" svg:y="3.246cm" style:legend-expansion="high" chart:style-name="ch4"/>
        <chart:plot-area chart:style-name="ch5" table:cell-range-address="'Flood-It'.A6:'Flood-It'.B15 'Flood-It'.A5:'Flood-It'.B5 'Flood-It'.B17:'Flood-It'.B27 'Flood-It'.B29:'Flood-It'.B39" chart:data-source-has-labels="both" svg:x="1.357cm" svg:y="2.318cm" svg:width="8.522cm" svg:height="5.504cm">
          <chartooo:coordinate-region svg:x="2.164cm" svg:y="2.53cm" svg:width="7.343cm" svg:height="4.619cm"/>
          <chart:axis chart:dimension="x" chart:name="primary-x" chart:style-name="ch6" chartooo:axis-type="auto">
            <chartooo:date-scale/>
            <chart:title svg:x="3.881cm" svg:y="8.003cm" chart:style-name="ch7">
              <text:p>Taille de la grille de jeu</text:p>
            </chart:title>
            <chart:categories table:cell-range-address="'Flood-It'.A6:'Flood-It'.A15"/>
          </chart:axis>
          <chart:axis chart:dimension="y" chart:name="primary-y" chart:style-name="ch6">
            <chart:title svg:x="0.451cm" svg:y="6.384cm" chart:style-name="ch8">
              <text:p>Nombre d'essais</text:p>
            </chart:title>
            <chart:grid chart:style-name="ch9" chart:class="major"/>
          </chart:axis>
          <chart:series chart:style-name="ch10" chart:values-cell-range-address="'Flood-It'.B6:'Flood-It'.B15" chart:label-cell-address="'Flood-It'.B5:'Flood-It'.B5" chart:class="chart:line">
            <chart:data-point chart:repeated="10"/>
          </chart:series>
          <chart:series chart:style-name="ch11" chart:values-cell-range-address="'Flood-It'.B18:'Flood-It'.B27" chart:label-cell-address="'Flood-It'.B17:'Flood-It'.B17" chart:class="chart:line">
            <chart:data-point chart:repeated="10"/>
          </chart:series>
          <chart:series chart:style-name="ch12" chart:values-cell-range-address="'Flood-It'.B30:'Flood-It'.B39" chart:label-cell-address="'Flood-It'.B29:'Flood-It'.B29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égie « max-bordure »</text:p>
                <draw:g>
                  <svg:desc>'Flood-It'.B5:'Flood-It'.B5</svg:desc>
                </draw:g>
              </table:table-cell>
              <table:table-cell office:value-type="string">
                <text:p>Stratégie «parcours largeur + max-bordure»</text:p>
                <draw:g>
                  <svg:desc>'Flood-It'.B17:'Flood-It'.B17</svg:desc>
                </draw:g>
              </table:table-cell>
              <table:table-cell office:value-type="string">
                <text:p>Stratégie «parcours largeur + test en profondeur»</text:p>
                <draw:g>
                  <svg:desc>'Flood-It'.B29:'Flood-It'.B2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Flood-It'.A6:'Flood-It'.A15</svg:desc>
                </draw:g>
              </table:table-cell>
              <table:table-cell office:value-type="float" office:value="123">
                <text:p>123</text:p>
                <draw:g>
                  <svg:desc>'Flood-It'.B6:'Flood-It'.B15</svg:desc>
                </draw:g>
              </table:table-cell>
              <table:table-cell office:value-type="float" office:value="86">
                <text:p>86</text:p>
                <draw:g>
                  <svg:desc>'Flood-It'.B18:'Flood-It'.B27</svg:desc>
                </draw:g>
              </table:table-cell>
              <table:table-cell office:value-type="float" office:value="85">
                <text:p>85</text:p>
                <draw:g>
                  <svg:desc>'Flood-It'.B30:'Flood-It'.B3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7">
                <text:p>167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3">
                <text:p>163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8">
                <text:p>168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76">
                <text:p>176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bar" chart:style-name="ch1">
        <chart:title svg:x="4.073cm" svg:y="0.316cm" chart:style-name="ch2">
          <text:p>Performances des différentes stratégies</text:p>
        </chart:title>
        <chart:subtitle svg:x="4.06cm" svg:y="1.275cm" chart:style-name="ch3">
          <text:p>Temps CPU en fonction de la taille de la grille</text:p>
        </chart:subtitle>
        <chart:legend chart:legend-position="end" svg:x="11.13cm" svg:y="3.246cm" style:legend-expansion="high" chart:style-name="ch4"/>
        <chart:plot-area chart:style-name="ch5" table:cell-range-address="'Flood-It'.L22:'Flood-It'.L22 'Flood-It'.A6:'Flood-It'.A15 'Flood-It'.B5:'Flood-It'.B5 'Flood-It'.C6:'Flood-It'.C15 'Flood-It'.B17:'Flood-It'.B17 'Flood-It'.C18:'Flood-It'.C27 'Flood-It'.B29:'Flood-It'.B29 'Flood-It'.C30:'Flood-It'.C39" chart:data-source-has-labels="both" svg:x="1.358cm" svg:y="2.318cm" svg:width="9.132cm" svg:height="5.504cm">
          <chartooo:coordinate-region svg:x="2.085cm" svg:y="2.53cm" svg:width="8.405cm" svg:height="4.619cm"/>
          <chart:axis chart:dimension="x" chart:name="primary-x" chart:style-name="ch6" chartooo:axis-type="auto">
            <chartooo:date-scale/>
            <chart:title svg:x="4.676cm" svg:y="8.003cm" chart:style-name="ch7">
              <text:p>Taille de la grille</text:p>
            </chart:title>
            <chart:categories table:cell-range-address="'Flood-It'.A6:'Flood-It'.A15"/>
          </chart:axis>
          <chart:axis chart:dimension="y" chart:name="primary-y" chart:style-name="ch8">
            <chart:title svg:x="0.451cm" svg:y="6.027cm" chart:style-name="ch9">
              <text:p>Temps CPU</text:p>
            </chart:title>
            <chart:grid chart:style-name="ch10" chart:class="major"/>
          </chart:axis>
          <chart:series chart:style-name="ch11" chart:values-cell-range-address="'Flood-It'.C6:'Flood-It'.C15" chart:label-cell-address="'Flood-It'.B5:'Flood-It'.B5" chart:class="chart:bar">
            <chart:data-point chart:repeated="10"/>
          </chart:series>
          <chart:series chart:style-name="ch12" chart:values-cell-range-address="'Flood-It'.C18:'Flood-It'.C27" chart:label-cell-address="'Flood-It'.B17:'Flood-It'.B17" chart:class="chart:bar">
            <chart:data-point chart:repeated="10"/>
          </chart:series>
          <chart:series chart:style-name="ch13" chart:values-cell-range-address="'Flood-It'.C30:'Flood-It'.C39" chart:label-cell-address="'Flood-It'.B29:'Flood-It'.B29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égie « max-bordure »</text:p>
                <draw:g>
                  <svg:desc>'Flood-It'.B5:'Flood-It'.B5</svg:desc>
                </draw:g>
              </table:table-cell>
              <table:table-cell office:value-type="string">
                <text:p>Stratégie «parcours largeur + max-bordure»</text:p>
                <draw:g>
                  <svg:desc>'Flood-It'.B17:'Flood-It'.B17</svg:desc>
                </draw:g>
              </table:table-cell>
              <table:table-cell office:value-type="string">
                <text:p>Stratégie «parcours largeur + test en profondeur»</text:p>
                <draw:g>
                  <svg:desc>'Flood-It'.B29:'Flood-It'.B2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Flood-It'.A6:'Flood-It'.A15</svg:desc>
                </draw:g>
              </table:table-cell>
              <table:table-cell office:value-type="float" office:value="0.005209">
                <text:p>0.005209</text:p>
                <draw:g>
                  <svg:desc>'Flood-It'.C6:'Flood-It'.C15</svg:desc>
                </draw:g>
              </table:table-cell>
              <table:table-cell office:value-type="float" office:value="0.005159">
                <text:p>0.005159</text:p>
                <draw:g>
                  <svg:desc>'Flood-It'.C18:'Flood-It'.C27</svg:desc>
                </draw:g>
              </table:table-cell>
              <table:table-cell office:value-type="float" office:value="0.010545">
                <text:p>0.010545</text:p>
                <draw:g>
                  <svg:desc>'Flood-It'.C30:'Flood-It'.C3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16469">
                <text:p>0.016469</text:p>
              </table:table-cell>
              <table:table-cell office:value-type="float" office:value="0.016502">
                <text:p>0.016502</text:p>
              </table:table-cell>
              <table:table-cell office:value-type="float" office:value="0.035699">
                <text:p>0.035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3069">
                <text:p>0.043069</text:p>
              </table:table-cell>
              <table:table-cell office:value-type="float" office:value="0.043713">
                <text:p>0.043713</text:p>
              </table:table-cell>
              <table:table-cell office:value-type="float" office:value="0.093664">
                <text:p>0.0936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92964">
                <text:p>0.092964</text:p>
              </table:table-cell>
              <table:table-cell office:value-type="float" office:value="0.094455">
                <text:p>0.094455</text:p>
              </table:table-cell>
              <table:table-cell office:value-type="float" office:value="0.198762">
                <text:p>0.1987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8021">
                <text:p>0.18021</text:p>
              </table:table-cell>
              <table:table-cell office:value-type="float" office:value="0.181515">
                <text:p>0.181515</text:p>
              </table:table-cell>
              <table:table-cell office:value-type="float" office:value="0.380219">
                <text:p>0.3802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14729">
                <text:p>0.314729</text:p>
              </table:table-cell>
              <table:table-cell office:value-type="float" office:value="0.306992">
                <text:p>0.306992</text:p>
              </table:table-cell>
              <table:table-cell office:value-type="float" office:value="0.632617">
                <text:p>0.63261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01612">
                <text:p>0.501612</text:p>
              </table:table-cell>
              <table:table-cell office:value-type="float" office:value="0.507114">
                <text:p>0.507114</text:p>
              </table:table-cell>
              <table:table-cell office:value-type="float" office:value="1.06156">
                <text:p>1.061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57036">
                <text:p>0.757036</text:p>
              </table:table-cell>
              <table:table-cell office:value-type="float" office:value="0.75972">
                <text:p>0.75972</text:p>
              </table:table-cell>
              <table:table-cell office:value-type="float" office:value="1.572874">
                <text:p>1.57287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5896">
                <text:p>1.15896</text:p>
              </table:table-cell>
              <table:table-cell office:value-type="float" office:value="1.149722">
                <text:p>1.149722</text:p>
              </table:table-cell>
              <table:table-cell office:value-type="float" office:value="2.395922">
                <text:p>2.3959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0249">
                <text:p>1.570249</text:p>
              </table:table-cell>
              <table:table-cell office:value-type="float" office:value="1.553866">
                <text:p>1.553866</text:p>
              </table:table-cell>
              <table:table-cell office:value-type="float" office:value="3.239103">
                <text:p>3.239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9cm" xlink:href=".." xlink:type="simple" chart:class="chart:line" chart:style-name="ch1">
        <chart:title svg:x="4.073cm" svg:y="0.316cm" chart:style-name="ch2">
          <text:p>Performances des différentes stratégies</text:p>
        </chart:title>
        <chart:subtitle svg:x="3.557cm" svg:y="1.275cm" chart:style-name="ch3">
          <text:p>Nombre d'essais en fonction du nombre de couleur</text:p>
        </chart:subtitle>
        <chart:legend chart:legend-position="end" svg:x="10.541cm" svg:y="3.245cm" style:legend-expansion="high" chart:style-name="ch4"/>
        <chart:plot-area chart:style-name="ch5" table:cell-range-address="'Flood-It'.P18:'Flood-It'.P18 'Flood-It'.D6:'Flood-It'.E11 'Flood-It'.B5:'Flood-It'.B5 'Flood-It'.B17:'Flood-It'.B17 'Flood-It'.E18:'Flood-It'.E23 'Flood-It'.B29:'Flood-It'.B29 'Flood-It'.E30:'Flood-It'.E35" chart:data-source-has-labels="both" svg:x="1.358cm" svg:y="2.318cm" svg:width="8.543cm" svg:height="5.503cm">
          <chartooo:coordinate-region svg:x="2.165cm" svg:y="2.53cm" svg:width="7.549cm" svg:height="4.618cm"/>
          <chart:axis chart:dimension="x" chart:name="primary-x" chart:style-name="ch6" chartooo:axis-type="auto">
            <chartooo:date-scale/>
            <chart:title svg:x="4.169cm" svg:y="8.002cm" chart:style-name="ch7">
              <text:p>Nombre de couleur</text:p>
            </chart:title>
            <chart:categories table:cell-range-address="'Flood-It'.D6:'Flood-It'.D11"/>
          </chart:axis>
          <chart:axis chart:dimension="y" chart:name="primary-y" chart:style-name="ch6">
            <chart:title svg:x="0.451cm" svg:y="6.383cm" chart:style-name="ch8">
              <text:p>Nombre d'essais</text:p>
            </chart:title>
            <chart:grid chart:style-name="ch9" chart:class="major"/>
          </chart:axis>
          <chart:series chart:style-name="ch10" chart:values-cell-range-address="'Flood-It'.E6:'Flood-It'.E11" chart:label-cell-address="'Flood-It'.B5:'Flood-It'.B5" chart:class="chart:line">
            <chart:data-point chart:repeated="6"/>
          </chart:series>
          <chart:series chart:style-name="ch11" chart:values-cell-range-address="'Flood-It'.E18:'Flood-It'.E23" chart:label-cell-address="'Flood-It'.B17:'Flood-It'.B17" chart:class="chart:line">
            <chart:data-point chart:repeated="6"/>
          </chart:series>
          <chart:series chart:style-name="ch12" chart:values-cell-range-address="'Flood-It'.E30:'Flood-It'.E35" chart:label-cell-address="'Flood-It'.B29:'Flood-It'.B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égie « max-bordure »</text:p>
                <draw:g>
                  <svg:desc>'Flood-It'.B5:'Flood-It'.B5</svg:desc>
                </draw:g>
              </table:table-cell>
              <table:table-cell office:value-type="string">
                <text:p>Stratégie «parcours largeur + max-bordure»</text:p>
                <draw:g>
                  <svg:desc>'Flood-It'.B17:'Flood-It'.B17</svg:desc>
                </draw:g>
              </table:table-cell>
              <table:table-cell office:value-type="string">
                <text:p>Stratégie «parcours largeur + test en profondeur»</text:p>
                <draw:g>
                  <svg:desc>'Flood-It'.B29:'Flood-It'.B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Flood-It'.D6:'Flood-It'.D11</svg:desc>
                </draw:g>
              </table:table-cell>
              <table:table-cell office:value-type="float" office:value="49">
                <text:p>49</text:p>
                <draw:g>
                  <svg:desc>'Flood-It'.E6:'Flood-It'.E11</svg:desc>
                </draw:g>
              </table:table-cell>
              <table:table-cell office:value-type="float" office:value="44">
                <text:p>44</text:p>
                <draw:g>
                  <svg:desc>'Flood-It'.E18:'Flood-It'.E23</svg:desc>
                </draw:g>
              </table:table-cell>
              <table:table-cell office:value-type="float" office:value="43">
                <text:p>43</text:p>
                <draw:g>
                  <svg:desc>'Flood-It'.E30:'Flood-It'.E35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bar" chart:style-name="ch1">
        <chart:title svg:x="4.073cm" svg:y="0.316cm" chart:style-name="ch2">
          <text:p>Performances des différentes stratégies</text:p>
        </chart:title>
        <chart:subtitle svg:x="3.941cm" svg:y="1.275cm" chart:style-name="ch3">
          <text:p>Temps CPU en fonction du nombre de couleur</text:p>
        </chart:subtitle>
        <chart:legend chart:legend-position="end" svg:x="11.13cm" svg:y="3.246cm" style:legend-expansion="high" chart:style-name="ch4"/>
        <chart:plot-area chart:style-name="ch5" table:cell-range-address="'Flood-It'.O28:'Flood-It'.O28 'Flood-It'.D6:'Flood-It'.D11 'Flood-It'.B5:'Flood-It'.B5 'Flood-It'.F6:'Flood-It'.F11 'Flood-It'.B17:'Flood-It'.B17 'Flood-It'.F18:'Flood-It'.F23 'Flood-It'.B29:'Flood-It'.B29 'Flood-It'.F30:'Flood-It'.F35" chart:data-source-has-labels="both" svg:x="1.358cm" svg:y="2.318cm" svg:width="9.132cm" svg:height="5.504cm">
          <chartooo:coordinate-region svg:x="2.456cm" svg:y="2.53cm" svg:width="8.034cm" svg:height="4.619cm"/>
          <chart:axis chart:dimension="x" chart:name="primary-x" chart:style-name="ch6" chartooo:axis-type="auto">
            <chartooo:date-scale/>
            <chart:title svg:x="4.464cm" svg:y="8.003cm" chart:style-name="ch7">
              <text:p>Nombre de couleur</text:p>
            </chart:title>
            <chart:categories table:cell-range-address="'Flood-It'.D6:'Flood-It'.D11"/>
          </chart:axis>
          <chart:axis chart:dimension="y" chart:name="primary-y" chart:style-name="ch8">
            <chart:title svg:x="0.451cm" svg:y="6.027cm" chart:style-name="ch9">
              <text:p>Temps CPU</text:p>
            </chart:title>
            <chart:grid chart:style-name="ch10" chart:class="major"/>
          </chart:axis>
          <chart:series chart:style-name="ch11" chart:values-cell-range-address="'Flood-It'.F6:'Flood-It'.F11" chart:label-cell-address="'Flood-It'.B5:'Flood-It'.B5" chart:class="chart:bar">
            <chart:data-point chart:repeated="6"/>
          </chart:series>
          <chart:series chart:style-name="ch12" chart:values-cell-range-address="'Flood-It'.F18:'Flood-It'.F23" chart:label-cell-address="'Flood-It'.B17:'Flood-It'.B17" chart:class="chart:bar">
            <chart:data-point chart:repeated="6"/>
          </chart:series>
          <chart:series chart:style-name="ch13" chart:values-cell-range-address="'Flood-It'.F30:'Flood-It'.F35" chart:label-cell-address="'Flood-It'.B29:'Flood-It'.B2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égie « max-bordure »</text:p>
                <draw:g>
                  <svg:desc>'Flood-It'.B5:'Flood-It'.B5</svg:desc>
                </draw:g>
              </table:table-cell>
              <table:table-cell office:value-type="string">
                <text:p>Stratégie «parcours largeur + max-bordure»</text:p>
                <draw:g>
                  <svg:desc>'Flood-It'.B17:'Flood-It'.B17</svg:desc>
                </draw:g>
              </table:table-cell>
              <table:table-cell office:value-type="string">
                <text:p>Stratégie «parcours largeur + test en profondeur»</text:p>
                <draw:g>
                  <svg:desc>'Flood-It'.B29:'Flood-It'.B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Flood-It'.D6:'Flood-It'.D11</svg:desc>
                </draw:g>
              </table:table-cell>
              <table:table-cell office:value-type="float" office:value="0.005344">
                <text:p>0.005344</text:p>
                <draw:g>
                  <svg:desc>'Flood-It'.F6:'Flood-It'.F11</svg:desc>
                </draw:g>
              </table:table-cell>
              <table:table-cell office:value-type="float" office:value="0.00529">
                <text:p>0.00529</text:p>
                <draw:g>
                  <svg:desc>'Flood-It'.F18:'Flood-It'.F23</svg:desc>
                </draw:g>
              </table:table-cell>
              <table:table-cell office:value-type="float" office:value="0.008429">
                <text:p>0.008429</text:p>
                <draw:g>
                  <svg:desc>'Flood-It'.F30:'Flood-It'.F35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981">
                <text:p>0.004981</text:p>
              </table:table-cell>
              <table:table-cell office:value-type="float" office:value="0.004997">
                <text:p>0.004997</text:p>
              </table:table-cell>
              <table:table-cell office:value-type="float" office:value="0.008965">
                <text:p>0.0089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5033">
                <text:p>0.005033</text:p>
              </table:table-cell>
              <table:table-cell office:value-type="float" office:value="0.005244">
                <text:p>0.005244</text:p>
              </table:table-cell>
              <table:table-cell office:value-type="float" office:value="0.008811">
                <text:p>0.0088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873">
                <text:p>0.004873</text:p>
              </table:table-cell>
              <table:table-cell office:value-type="float" office:value="0.005021">
                <text:p>0.005021</text:p>
              </table:table-cell>
              <table:table-cell office:value-type="float" office:value="0.009362">
                <text:p>0.0093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4862">
                <text:p>0.004862</text:p>
              </table:table-cell>
              <table:table-cell office:value-type="float" office:value="0.005499">
                <text:p>0.005499</text:p>
              </table:table-cell>
              <table:table-cell office:value-type="float" office:value="0.009873">
                <text:p>0.009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979">
                <text:p>0.004979</text:p>
              </table:table-cell>
              <table:table-cell office:value-type="float" office:value="0.005729">
                <text:p>0.005729</text:p>
              </table:table-cell>
              <table:table-cell office:value-type="float" office:value="0.010403">
                <text:p>0.01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